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fr" fo:country="FR"/>
    </style:style>
    <style:style style:name="P2" style:family="paragraph" style:parent-style-name="Standard">
      <style:paragraph-properties fo:text-align="justify" style:justify-single-word="false"/>
      <style:text-properties fo:language="de" fo:country="DE"/>
    </style:style>
    <style:style style:name="P3" style:family="paragraph" style:parent-style-name="Standard" style:list-style-name="L1">
      <style:paragraph-properties fo:text-align="justify" style:justify-single-word="false"/>
      <style:text-properties fo:language="de" fo:country="DE"/>
    </style:style>
    <style:style style:name="P4" style:family="paragraph" style:parent-style-name="Standard" style:list-style-name="L2">
      <style:paragraph-properties fo:text-align="justify" style:justify-single-word="false"/>
      <style:text-properties fo:language="de" fo:country="DE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fr" fo:country="FR"/>
    </style:style>
    <style:style style:name="T1" style:family="text">
      <style:text-properties fo:language="de" fo:country="D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station centrale de monitori<text:span text:style-name="T1">ng/Serveur central</text:span></text:p>
      <text:p text:style-name="P1"/>
      <text:p text:style-name="P1">La station centrale de monitoring reçoit <text:span text:style-name="T1">toutes les données envoyées par les capteurs ainsi que les images enregistrées par les caméras de vidéo-sourveillance. Cette station assure principalement la sourveillance des sites et permet l'exploitation ultérieure des données envoyés par les capteurs.</text:span></text:p>
      <text:p text:style-name="P2"/>
      <text:p text:style-name="P2">Les exigences fonctionnelles suivantes devront être assurés:</text:p>
      <text:list xml:id="list30493837" text:style-name="L1">
        <text:list-item>
          <text:p text:style-name="P5">monitoring <text:span text:style-name="T1">d</text:span>es sites à distance:</text:p>
          <text:list>
            <text:list-item>
              <text:list>
                <text:list-item>
                  <text:p text:style-name="P5"><text:span text:style-name="T1">obtenir à distance</text:span> les données des différents capteurs</text:p>
                </text:list-item>
                <text:list-item>
                  <text:p text:style-name="P5">vérifier <text:span text:style-name="T1">à distance </text:span>l'état des capteurs qui se trouvent sur le site surveillé</text:p>
                </text:list-item>
                <text:list-item>
                  <text:p text:style-name="P5">visualiser en temps réel les images prises par les caméras de vidéo-surveillance qui se trouvent sur le site <text:span text:style-name="T1">surveillé</text:span></text:p>
                </text:list-item>
              </text:list>
            </text:list-item>
          </text:list>
        </text:list-item>
        <text:list-item>
          <text:p text:style-name="P3">configurer et maintenir à distance le système embarqué des sites isolés</text:p>
          <text:list>
            <text:list-item>
              <text:list>
                <text:list-item>
                  <text:p text:style-name="P3">redemmarrage</text:p>
                </text:list-item>
                <text:list-item>
                  <text:p text:style-name="P3">mise à jour</text:p>
                </text:list-item>
                <text:list-item>
                  <text:p text:style-name="P3">changement des paramètres</text:p>
                </text:list-item>
              </text:list>
            </text:list-item>
          </text:list>
        </text:list-item>
        <text:list-item>
          <text:p text:style-name="P3">communiquer avec les stations mobiles (les PDA des conducteurs des camions, les postes clients, etc.). La communication doit être possible vers et à partir de tout endroit, fiable et criptée par raison de securité. </text:p>
        </text:list-item>
        <text:list-item>
          <text:p text:style-name="P3">Avertir immediatement les clients mobiles concernés en cas d'incident</text:p>
        </text:list-item>
        <text:list-item>
          <text:p text:style-name="P3">Stocker toutes les informations et les opérations (traces) dans une base de données</text:p>
        </text:list-item>
        <text:list-item>
          <text:p text:style-name="P3">Recueillir les informations envoyées par les clients mobiles.</text:p>
        </text:list-item>
        <text:list-item>
          <text:p text:style-name="P3">IHM </text:p>
        </text:list-item>
      </text:list>
      <text:p text:style-name="P2"/>
      <text:p text:style-name="P2">Les exigences non fonctionnelles :</text:p>
      <text:list xml:id="list31162486" text:style-name="L2">
        <text:list-item>
          <text:p text:style-name="P4">Pour la configuration du serveus</text:p>
          <text:list>
            <text:list-item>
              <text:p text:style-name="P4">Repartition de la charge pour assurer que les clients soient servis meme en cas d'arret d'un des serveurs</text:p>
            </text:list-item>
            <text:list-item>
              <text:p text:style-name="P4">Demultiplication des données pour éviter une perte irremediable de données</text:p>
            </text:list-item>
          </text:list>
        </text:list-item>
      </text:list>
      <text:list xml:id="list31416342" text:continue-list="list30493837" text:style-name="L1">
        <text:list-item>
          <text:list>
            <text:list-item>
              <text:p text:style-name="P3">Possibilités de serveurs mandataires et serveur de calcul et de transmission des données.</text:p>
            </text:list-item>
            <text:list-item>
              <text:p text:style-name="P3">La consommation éléctrique doit etre minimale</text:p>
            </text:list-item>
          </text:list>
        </text:list-item>
      </text:list>
      <text:list xml:id="list31428696" text:continue-list="list31162486" text:style-name="L2">
        <text:list-item>
          <text:p text:style-name="P4">Pour l'IHM du serveur</text:p>
          <text:list>
            <text:list-item>
              <text:p text:style-name="P4">Ergonomie</text:p>
            </text:list-item>
            <text:list-item>
              <text:p text:style-name="P4">Simplicité</text:p>
            </text:list-item>
          </text:list>
        </text:list-item>
      </text:list>
      <text:p text:style-name="P2"><text:tab/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M </meta:initial-creator>
    <meta:creation-date>2011-01-11T10:01:33.67</meta:creation-date>
    <dc:date>2011-01-11T11:30:25.76</dc:date>
    <meta:editing-duration>PT00H55M24S</meta:editing-duration>
    <meta:editing-cycles>11</meta:editing-cycles>
    <meta:generator>OpenOffice.org/3.1$Win32 OpenOffice.org_project/310m19$Build-9420</meta:generator>
    <meta:document-statistic meta:table-count="0" meta:image-count="0" meta:object-count="0" meta:page-count="1" meta:paragraph-count="26" meta:word-count="267" meta:character-count="1680"/>
  </office:meta>
</office:document-meta>
</file>